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5">
      <style:paragraph-properties fo:margin-top="0in" fo:margin-bottom="0in" style:contextual-spacing="false"/>
    </style:style>
    <style:style style:name="P8" style:family="paragraph" style:parent-style-name="Text_20_body" style:list-style-name="L6"/>
    <style:style style:name="P9" style:family="paragraph" style:parent-style-name="Text_20_body" style:list-style-name="L6">
      <style:paragraph-properties fo:margin-top="0in" fo:margin-bottom="0in" style:contextual-spacing="false"/>
    </style:style>
    <style:style style:name="P10" style:family="paragraph" style:parent-style-name="Text_20_body">
      <style:text-properties officeooo:rsid="00187be7" officeooo:paragraph-rsid="00177b17"/>
    </style:style>
    <style:style style:name="P11" style:family="paragraph" style:parent-style-name="Text_20_body">
      <style:text-properties officeooo:paragraph-rsid="00177b17"/>
    </style:style>
    <style:style style:name="P12" style:family="paragraph" style:parent-style-name="Text_20_body">
      <style:text-properties officeooo:paragraph-rsid="00182b3b"/>
    </style:style>
    <style:style style:name="T1" style:family="text">
      <style:text-properties officeooo:rsid="00187be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Deepa Ponnusamy,</text:span><text:line-break/><text:span text:style-name="T1">Burbank, CA.</text:span></text:p>
      <text:p text:style-name="P10"/>
      <text:p text:style-name="P11">[Employer's Name]<text:line-break/>[Company's Name]<text:line-break/>[Company's Address]<text:line-break/>[City, State, Zip]</text:p>
      <text:p text:style-name="P11">Dear [Employer's Name],</text:p>
      <text:p text:style-name="P11">I am writing to express my interest in the [Job Title] position at [Company's Name]. With a Master of Computer Applications and hands-on experience in data analysis, Python programming, and ETL processes, I am excited about the opportunity to contribute to your team.</text:p>
      <text:p text:style-name="P11">In my recent project, I developed a <text:span text:style-name="Strong_20_Emphasis">Word Analysis</text:span> tool that tokenizes text from JSON reviews to compute word frequencies. This project involved data validation and visualizing the results using matplotlib, demonstrating my ability to turn data into actionable insights.</text:p>
      <text:p text:style-name="P11">Additionally, I completed an <text:span text:style-name="Strong_20_Emphasis">ETL project</text:span> where I transformed data across various formats, including CSV, JSON, and MySQL. This experience taught me the intricacies of data extraction, transformation, and loading processes, ensuring data integrity and usability.</text:p>
      <text:p text:style-name="P11">Furthermore, I am currently working on a <text:span text:style-name="Strong_20_Emphasis">Heart Disease Prediction</text:span> project using machine learning techniques. I have implemented models like Logistic Regression, Random Forest, and XGBoost to analyze patient data, gaining insights into health risks associated with heart disease. This project has honed my analytical skills and deepened my understanding of healthcare data.</text:p>
      <text:p text:style-name="P11">I am particularly drawn to [Company's Name] because of [specific reason related to the company or its projects]. I am eager to bring my technical skills and enthusiasm for data analysis to your team.</text:p>
      <text:p text:style-name="P11">Thank you for considering my application. I look forward to the opportunity to discuss how I can contribute to [Company's Name] in more detail.</text:p>
      <text:p text:style-name="P11">Sincerely,</text:p>
      <text:p text:style-name="P12"><text:span text:style-name="Strong_20_Emphasis">[Your Name]</text:span></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oft-page-break/><text:span text:style-name="Strong_20_Emphasis"/></text:p>
      <text:p text:style-name="P12"><text:span text:style-name="Strong_20_Emphasis">Deepa Ponnusamy</text:span><text:line-break/>kpdeepa1980@gmail.com Portfolio: <text:a xlink:type="simple" xlink:href="https://github.com/python-sql09/Python-SQL" office:target-frame-name="_new" xlink:show="replace" text:style-name="Internet_20_link" text:visited-style-name="Visited_20_Internet_20_Link">https://github.com/python-sql09/Python-SQL</text:a></text:p>
      <text:p text:style-name="Horizontal_20_Line"/>
      <text:h text:style-name="Heading_20_3" text:outline-level="3"><text:span text:style-name="Strong_20_Emphasis">OBJECTIVE</text:span></text:h>
      <text:p text:style-name="Text_20_body">Entry-level Python programmer with expertise in data analysis, visualization, and statistics. Proficient in Python, Power BI, Tableau, and ETL processes. Seeking to contribute to data-driven projects in a growth-oriented role.</text:p>
      <text:p text:style-name="Horizontal_20_Line"/>
      <text:h text:style-name="Heading_20_3" text:outline-level="3"><text:span text:style-name="Strong_20_Emphasis">EDUCATION &amp; CERTIFICATES</text:span></text:h>
      <text:p text:style-name="Text_20_body"><text:span text:style-name="Strong_20_Emphasis">Master of Computer Applications</text:span> – Periyar University, Salem, India<text:line-break/><text:span text:style-name="Strong_20_Emphasis">Bachelor of Bank Management</text:span> – Periyar University, Salem, India</text:p>
      <text:p text:style-name="Horizontal_20_Line"/>
      <text:h text:style-name="Heading_20_3" text:outline-level="3"><text:span text:style-name="Strong_20_Emphasis">SKILLS</text:span></text:h>
      <text:list text:style-name="L1">
        <text:list-item>
          <text:p text:style-name="P2"><text:span text:style-name="Strong_20_Emphasis">Programming Languages:</text:span> Python, C, C++, Java</text:p>
        </text:list-item>
        <text:list-item>
          <text:p text:style-name="P2"><text:span text:style-name="Strong_20_Emphasis">Libraries &amp; Frameworks:</text:span> Pandas, NumPy, Matplotlib, scikit-learn</text:p>
        </text:list-item>
        <text:list-item>
          <text:p text:style-name="P2"><text:span text:style-name="Strong_20_Emphasis">Data Visualization:</text:span> Power BI, Tableau, Matplotlib, Seaborn</text:p>
        </text:list-item>
        <text:list-item>
          <text:p text:style-name="P2"><text:span text:style-name="Strong_20_Emphasis">Databases:</text:span> MySQL, MongoDB, SQLite, Oracle</text:p>
        </text:list-item>
        <text:list-item>
          <text:p text:style-name="P2"><text:span text:style-name="Strong_20_Emphasis">ETL Tools:</text:span> CSV, JSON, XML, SQL, MongoDB</text:p>
        </text:list-item>
        <text:list-item>
          <text:p text:style-name="P2"><text:span text:style-name="Strong_20_Emphasis">Statistics:</text:span> Descriptive &amp; Inferential, Hypothesis Testing, Probability, Regression</text:p>
        </text:list-item>
        <text:list-item>
          <text:p text:style-name="P2"><text:span text:style-name="Strong_20_Emphasis">Tools:</text:span> Git, Jupyter Notebooks, VS Code</text:p>
        </text:list-item>
        <text:list-item>
          <text:p text:style-name="P1"><text:span text:style-name="Strong_20_Emphasis">Cloud Platforms:</text:span> AWS, Google Cloud</text:p>
        </text:list-item>
      </text:list>
      <text:p text:style-name="Horizontal_20_Line"/>
      <text:h text:style-name="Heading_20_3" text:outline-level="3"><text:span text:style-name="Strong_20_Emphasis">PROJECTS</text:span></text:h>
      <text:p text:style-name="Text_20_body"><text:span text:style-name="Strong_20_Emphasis">1. ETL Transformation Project</text:span></text:p>
      <text:list text:style-name="L2">
        <text:list-item>
          <text:p text:style-name="P3">Built a Python ETL pipeline for data extraction, transformation, and loading from CSV to MySQL, MongoDB, and JSON.</text:p>
        </text:list-item>
      </text:list>
      <text:p text:style-name="Text_20_body"><text:span text:style-name="Strong_20_Emphasis">2. Word Analysis Project</text:span></text:p>
      <text:list text:style-name="L3">
        <text:list-item>
          <text:p text:style-name="P4">Analyzed product reviews using Python; tokenized text, generated word frequencies, and visualized results.</text:p>
        </text:list-item>
      </text:list>
      <text:p text:style-name="Text_20_body"><text:span text:style-name="Strong_20_Emphasis">3. Burger Shop Ordering System</text:span></text:p>
      <text:list text:style-name="L4">
        <text:list-item>
          <text:p text:style-name="P5">Created a command-line ordering system with dynamic pricing, combo meals, and payment options.</text:p>
        </text:list-item>
      </text:list>
      <text:p text:style-name="Horizontal_20_Line"><text:soft-page-break/></text:p>
      <text:h text:style-name="Heading_20_3" text:outline-level="3"><text:span text:style-name="Strong_20_Emphasis">EXPERIENCE</text:span></text:h>
      <text:p text:style-name="Text_20_body"><text:span text:style-name="Strong_20_Emphasis">Software Engineer</text:span><text:line-break/>March 2008 – February 2009<text:line-break/>Master Co., Ltd. - Changwon, Gyeongnam, Republic of Korea</text:p>
      <text:list text:style-name="L5">
        <text:list-item>
          <text:p text:style-name="P7">Designed, tested, and optimized software applications.</text:p>
        </text:list-item>
        <text:list-item>
          <text:p text:style-name="P6">Developed and maintained database structures, ensuring data integrity.</text:p>
        </text:list-item>
      </text:list>
      <text:p text:style-name="Horizontal_20_Line"/>
      <text:h text:style-name="Heading_20_3" text:outline-level="3"><text:span text:style-name="Strong_20_Emphasis">ADDITIONAL SKILLS</text:span></text:h>
      <text:list text:style-name="L6">
        <text:list-item>
          <text:p text:style-name="P9">Strong problem-solving and analytical abilities</text:p>
        </text:list-item>
        <text:list-item>
          <text:p text:style-name="P9">Proficient in data visualization and reporting with Power BI and Tableau</text:p>
        </text:list-item>
        <text:list-item>
          <text:p text:style-name="P8">Solid understanding of statistical methods and analysis</text:p>
        </text:list-item>
      </text:list>
      <text:p text:style-name="Text_20_body"/>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6T16:50:43.231852201</meta:creation-date>
    <dc:date>2024-10-01T14:20:45.427936824</dc:date>
    <meta:editing-duration>PT5M33S</meta:editing-duration>
    <meta:editing-cycles>4</meta:editing-cycles>
    <meta:generator>LibreOffice/24.2.4.2$Linux_X86_64 LibreOffice_project/420$Build-2</meta:generator>
    <meta:document-statistic meta:table-count="0" meta:image-count="0" meta:object-count="0" meta:page-count="3" meta:paragraph-count="40" meta:word-count="641" meta:character-count="3388" meta:non-whitespace-character-count="2956"/>
  </office:meta>
</office:document-meta>
</file>